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HK1" svg:font-family="'AR PL UMing HK'" style:font-family-generic="modern" style:font-pitch="fixed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2" svg:font-family="'AR PL UMing HK'" style:font-family-generic="swiss" style:font-pitch="variable"/>
    <style:font-face style:name="AR PL UMing HK3" svg:font-family="'AR PL UMing H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  <style:text-properties style:font-name="文鼎ＰＬ简中楷" fo:font-size="16pt" style:font-name-asian="文鼎ＰＬ简中楷" style:font-size-asian="16pt" style:font-size-complex="16pt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style:font-name="文鼎ＰＬ简中楷" fo:font-size="16pt" style:font-name-asian="文鼎ＰＬ简中楷" style:font-size-asian="16pt" style:font-size-complex="16pt"/>
    </style:style>
    <style:style style:name="P4" style:family="paragraph" style:parent-style-name="Standard">
      <style:paragraph-properties fo:margin-top="0cm" fo:margin-bottom="0cm"/>
      <style:text-properties fo:color="#000000" style:font-name="文鼎ＰＬ简中楷" fo:font-size="16pt" style:font-name-asian="文鼎ＰＬ简中楷" style:font-size-asian="16pt" style:font-size-complex="16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font-name="文鼎ＰＬ简中楷" fo:font-size="16pt" style:font-name-asian="文鼎ＰＬ简中楷" style:font-size-asian="16pt" style:font-size-complex="16pt"/>
    </style:style>
    <style:style style:name="T2" style:family="text">
      <style:text-properties style:font-name="文鼎ＰＬ简中楷" fo:font-size="16pt" fo:font-weight="bold" style:font-name-asian="文鼎ＰＬ简中楷" style:font-size-asian="16pt" style:font-size-complex="16pt"/>
    </style:style>
    <style:style style:name="T3" style:family="text">
      <style:text-properties style:font-name="文鼎ＰＬ简中楷" fo:font-size="16pt" fo:font-style="italic" style:font-name-asian="文鼎ＰＬ简中楷" style:font-size-asian="16pt" style:font-size-complex="16pt"/>
    </style:style>
    <style:style style:name="T4" style:family="text">
      <style:text-properties fo:color="#ffff00" style:font-name="文鼎ＰＬ简中楷" fo:font-size="16pt" style:font-name-asian="文鼎ＰＬ简中楷" style:font-size-asian="16pt" style:font-size-complex="16pt"/>
    </style:style>
    <style:style style:name="T5" style:family="text">
      <style:text-properties fo:color="#ff0000" style:font-name="文鼎ＰＬ简中楷" fo:font-size="16pt" style:font-name-asian="文鼎ＰＬ简中楷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<text:s text:c="12"/>To get </text:span><text:a xlink:type="simple" xlink:href="http://wiki.linuxquestions.org/wiki/CGI"><text:span text:style-name="T2">CGI</text:span></text:a><text:span text:style-name="T1"> scripts running on </text:span><text:a xlink:type="simple" xlink:href="http://wiki.linuxquestions.org/wiki/Debian"><text:span text:style-name="T1">Debian</text:span></text:a><text:span text:style-name="T1">: </text:span></text:p>
      <text:list text:style-name="L1">
        <text:list-item>
          <text:p text:style-name="P6"><text:span text:style-name="T1">Make sure </text:span><text:a xlink:type="simple" xlink:href="http://wiki.linuxquestions.org/wiki/Apache"><text:span text:style-name="T1">Apache</text:span></text:a><text:span text:style-name="T1"> is installed: </text:span><text:span text:style-name="Teletype"><text:span text:style-name="T1">dpkg -l | grep apache</text:span></text:span><text:span text:style-name="T1"> </text:span></text:p>
        </text:list-item>
        <text:list-item>
          <text:p text:style-name="P6"><text:span text:style-name="T1">Make sure Apache is </text:span><text:span text:style-name="T3">running</text:span><text:span text:style-name="T1">. If it isn't, run </text:span><text:a xlink:type="simple" xlink:href="http://wiki.linuxquestions.org/wiki/Rcconf"><text:span text:style-name="T1">rcconf</text:span></text:a><text:span text:style-name="T1"> to set it to start upon boot-up -- you may have to then manually start it yourself this one time: </text:span><text:span text:style-name="Teletype"><text:span text:style-name="T1">/etc/init.d/apache start</text:span></text:span><text:span text:style-name="T1"> </text:span></text:p>
        </text:list-item>
        <text:list-item>
          <text:p text:style-name="P6"><text:span text:style-name="T1">Make sure your scripts' permissions are set to 0755, and drop them</text:span><text:span text:style-name="T5"> </text:span><text:span text:style-name="Teletype"><text:span text:style-name="T5">/usr/lib/cgi-bin</text:span></text:span><text:span text:style-name="T5"> </text:span></text:p>
        </text:list-item>
        <text:list-item>
          <text:p text:style-name="P6"><text:span text:style-name="T1">Put your </text:span><text:a xlink:type="simple" xlink:href="http://wiki.linuxquestions.org/wiki/HTML"><text:span text:style-name="T1">HTML</text:span></text:a><text:span text:style-name="T1"> files in </text:span><text:span text:style-name="Teletype"><text:span text:style-name="T1">/var/www</text:span></text:span><text:span text:style-name="T1">. Note that there should already be a default </text:span><text:span text:style-name="Teletype"><text:span text:style-name="T1">index.html</text:span></text:span><text:span text:style-name="T1"> file in there containing helpful information, so don't immediately copy over it. </text:span></text:p>
        </text:list-item>
        <text:list-item>
          <text:p text:style-name="P5"><text:span text:style-name="T1">Link to the CGI scripts from within your HTML files </text:span><text:span text:style-name="T3">as if</text:span><text:span text:style-name="T1"> they were located in </text:span><text:span text:style-name="Teletype"><text:span text:style-name="T3">/var/www/cgi-bin</text:span></text:span><text:span text:style-name="T1"> even though they aren't </text:span><text:span text:style-name="T3">and</text:span><text:span text:style-name="T1"> that directory doesn't (and shouldn't) exist anyway. </text:span></text:p>
        </text:list-item>
      </text:list>
      <text:p text:style-name="P2"><text:span text:style-name="T1"><office:annotation><dc:date>2008-10-06T00:00:00</dc:date><text:p>&lt;!-- NewPP limit report</text:p><text:p>Preprocessor node count: 12/1000000</text:p><text:p>Post-expand include size: 0/2097152 bytes</text:p><text:p>Template argument size: 0/2097152 bytes</text:p><text:p>--&gt;</text:p></office:annotation></text:span><text:span text:style-name="T1"><office:annotation><dc:date>2008-10-06T00:00:00</dc:date><text:p>Saved in parser cache with key wiki:pcache:idhash:2398-0!1!0!!en!2!edit=0 and timestamp 20081006132014</text:p></office:annotation></text:span><text:span text:style-name="T1">Retrieved from "</text:span><text:a xlink:type="simple" xlink:href="http://wiki.linuxquestions.org/wiki/Debian:CGI"><text:span text:style-name="T1">http://wiki.linuxquestions.org/wiki/Debian:CGI</text:span></text:a><text:span text:style-name="T1">"</text:span></text:p>
      <text:p text:style-name="P3"/>
      <text:p text:style-name="P3">shell 写cgi：</text:p>
      <text:p text:style-name="P4">在CGI页面的开头，需要有如下内容： <text:line-break/><text:line-break/>echo Content-type: text/plain</text:p>
      <text:p text:style-name="P1">echo ""</text:p>
      <text:p text:style-name="P1"/>
      <text:p text:style-name="P1">写一个简单的hello程序：</text:p>
      <text:p text:style-name="P1">(1)需要一个html程序，调用cgi程序。html文件放在/var/www目录下。</text:p>
      <text:p text:style-name="P1">unanao@debian:/var/www$ cat index.html </text:p>
      <text:p text:style-name="P1">&lt;html&gt; </text:p>
      <text:p text:style-name="P1"><text:soft-page-break/><text:tab/>&lt;body&gt; </text:p>
      <text:p text:style-name="P1"><text:tab/><text:tab/>&lt;a href=/cgi-bin/test.cgi&gt;test&lt;/a&gt; </text:p>
      <text:p text:style-name="P1"><text:tab/>&lt;/body&gt; </text:p>
      <text:p text:style-name="P1">&lt;/html&gt; </text:p>
      <text:p text:style-name="P1">（2）cgi程序放在/usr/lib/cgi-bin目录下。</text:p>
      <text:p text:style-name="P1">unanao@debian:/usr/lib/cgi-bin$ cat test.cgi </text:p>
      <text:p text:style-name="P1">#!/bin/bash </text:p>
      <text:p text:style-name="P1">echo Content-type: text/plain </text:p>
      <text:p text:style-name="P1">echo "" </text:p>
      <text:p text:style-name="P1"/>
      <text:p text:style-name="P1">echo "hello unanao" </text:p>
      <text:p text:style-name="P1"/>
      <text:p text:style-name="P3">用c写cgi：</text:p>
      <text:p text:style-name="P1">(1)需要一个html程序，调用cgi程序。html文件放在/var/www目录下。</text:p>
      <text:p text:style-name="P3">debian:/var/www# cat index.html </text:p>
      <text:p text:style-name="P3">&lt;html&gt; </text:p>
      <text:p text:style-name="P3"><text:tab/>&lt;body&gt; </text:p>
      <text:p text:style-name="P3"><text:tab/><text:tab/>&lt;a href=/cgi-bin/hello.cgi&gt;test&lt;/a&gt; </text:p>
      <text:p text:style-name="P3"><text:tab/>&lt;/body&gt; </text:p>
      <text:p text:style-name="P3">&lt;/html&gt; </text:p>
      <text:p text:style-name="P1">（2）cgi程序放在/usr/lib/cgi-bin目录下，预先编译好，可执行文件的名字为XXX.cgi</text:p>
      <text:p text:style-name="P3">debian:/usr/lib/cgi-bin# cat hello.c </text:p>
      <text:p text:style-name="P3">#include &lt;stdio.h&gt; </text:p>
      <text:p text:style-name="P3"><text:soft-page-break/><text:s/></text:p>
      <text:p text:style-name="P3">int main() </text:p>
      <text:p text:style-name="P3">{ </text:p>
      <text:p text:style-name="P3"><text:s text:c="8"/>printf("Contenttype:text/html\n\n"); </text:p>
      <text:p text:style-name="P3"><text:s text:c="8"/>int i; </text:p>
      <text:p text:style-name="P3"><text:s text:c="8"/>for(i=0;i&lt;2;i++) </text:p>
      <text:p text:style-name="P3"><text:s text:c="16"/>printf("hello unanao\n"); </text:p>
      <text:p text:style-name="P3"><text:s text:c="8"/>return 0; </text:p>
      <text:p text:style-name="P3">} </text:p>
      <text:p text:style-name="P3">编译：</text:p>
      <text:p text:style-name="P3">debian:/usr/lib/cgi-bin# gcc -o hello.cgi hello.c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te that the permissions on the shell script must changed to make the script executable: <text:span text:style-name="Teletype">chmod +x cat-a-text-page</text:span></text:p>
      <text:p text:style-name="P3"><text:span text:style-name="Teletype"/></text:p>
      <text:p text:style-name="P3"><text:span text:style-name="Teletype">参考文章：</text:span></text:p>
      <text:p text:style-name="P3"><text:a xlink:type="simple" xlink:href="http://www.yolinux.com/TUTORIALS/LinuxTutorialCgiShellScript.html"><text:span text:style-name="Teletype">http://www.yolinux.com/TUTORIALS/LinuxTutorialCgiShellScript.html</text:span></text:a></text:p>
      <text:p text:style-name="P3"><text:span text:style-name="Teletype">http://wiki.linuxquestions.org/wiki/Debian:CG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HK1" svg:font-family="'AR PL UMing HK'" style:font-family-generic="modern" style:font-pitch="fixed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2" svg:font-family="'AR PL UMing HK'" style:font-family-generic="swiss" style:font-pitch="variable"/>
    <style:font-face style:name="AR PL UMing HK3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3" style:font-size-asian="10.5pt" style:language-asian="zh" style:country-asian="CN" style:font-name-complex="AR PL UMing HK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2" fo:font-size="14pt" style:font-name-asian="AR PL UMing HK3" style:font-size-asian="14pt" style:font-name-complex="AR PL UMing HK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 PL UMing HK1" fo:font-size="10pt" style:font-name-asian="AR PL UMing HK1" style:font-size-asian="10pt" style:font-name-complex="AR PL UMing HK1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Teletype" style:family="text">
      <style:text-properties style:font-name="AR PL UMing HK1" style:font-name-asian="AR PL UMing HK1" style:font-name-complex="AR PL UMing HK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6T21:22:06</meta:creation-date>
    <dc:date>2009-04-29T10:17:53</dc:date>
    <meta:editing-cycles>6</meta:editing-cycles>
    <meta:editing-duration>PT19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0" meta:word-count="345" meta:character-count="1854"/>
  </office:meta>
</office:document-meta>
</file>